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5.G1" style:family="table-cell">
      <style:table-cell-properties style:vertical-align="middle" fo:padding="0.097cm" fo:border="0.05pt solid #000000" style:writing-mode="lr-tb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14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10" text:outline-level="1"/>
      <text:h text:style-name="P10" text:outline-level="1">Fiche d'itération Prévisionnelle n°3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Standard"/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11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11/11/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11" text:outline-level="1">Fiche d'itération Prévisionnelle n°3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3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 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collisions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sauts et de la gravité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16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bombes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éation de la factory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Établir le protocole réseau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serveur multi-thread</text:p>
          </table:table-cell>
          <table:table-cell table:style-name="Tableau5.A2" office:value-type="string">
            <text:p text:style-name="P6">Jérémy VAZ BORGES</text:p>
            <text:p text:style-name="P6"><text:soft-page-break/>Sébastien TROUSSE</text:p>
            <text:p text:style-name="P6">Jean-Philippe HUGUET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4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4">
          <table:table-cell table:style-name="Tableau5.A2" office:value-type="string">
            <text:p text:style-name="P6">Ordre du jour de la réunion externe 4</text:p>
          </table:table-cell>
          <table:table-cell table:style-name="Tableau5.A2" office:value-type="string">
            <text:p text:style-name="P6">Guillaume BROC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4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AZ Jeremy</meta:initial-creator>
    <meta:creation-date>2013-11-04T22:16:00Z</meta:creation-date>
    <dc:date>2013-11-11T22:37:49</dc:date>
    <meta:print-date>2013-11-04T20:40:00Z</meta:print-date>
    <meta:editing-cycles>28</meta:editing-cycles>
    <meta:editing-duration>PT3H55M26S</meta:editing-duration>
    <dc:creator>Quentin </dc:creator>
    <meta:document-statistic meta:table-count="5" meta:image-count="1" meta:object-count="0" meta:page-count="3" meta:paragraph-count="123" meta:word-count="254" meta:character-count="1757" meta:non-whitespace-character-count="1623"/>
    <meta:template xlink:type="simple" xlink:actuate="onRequest" xlink:title="" xlink:href="../../../../../../../../H:/%255BPROJET3%255D%255BGrpC%255Dfiche_it%25C3%25A9ration_PREVISIONNELLE_n%25C2%25B01_23-10-13_v1.1.odt/Normal.dotm"/>
  </office:meta>
</office:document-meta>
</file>